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9cm" style:rel-width="100%" table:align="left"/>
    </style:style>
    <style:style style:name="Tabela1.A" style:family="table-column">
      <style:table-column-properties style:column-width="4.249cm" style:rel-column-width="16383*"/>
    </style:style>
    <style:style style:name="Tabela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ela1.D1" style:family="table-cell">
      <style:table-cell-properties fo:padding="0.106cm" fo:border="0.035cm solid #000000"/>
    </style:style>
    <style:style style:name="Tabela1.A2" style:family="table-cell">
      <style:table-cell-properties fo:padding="0.106cm" fo:border-left="0.035cm solid #000000" fo:border-right="none" fo:border-top="none" fo:border-bottom="0.035cm solid #000000"/>
    </style:style>
    <style:style style:name="Tabela1.D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ela2" style:family="table">
      <style:table-properties style:width="16.999cm" style:rel-width="100%" table:align="left"/>
    </style:style>
    <style:style style:name="Tabela2.A" style:family="table-column">
      <style:table-column-properties style:column-width="4.249cm" style:rel-column-width="16383*"/>
    </style:style>
    <style:style style:name="Tabela2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ela2.D1" style:family="table-cell">
      <style:table-cell-properties fo:padding="0.106cm" fo:border="0.035cm solid #000000"/>
    </style:style>
    <style:style style:name="Tabela2.A2" style:family="table-cell">
      <style:table-cell-properties fo:padding="0.106cm" fo:border-left="0.035cm solid #000000" fo:border-right="none" fo:border-top="none" fo:border-bottom="0.035cm solid #000000"/>
    </style:style>
    <style:style style:name="Tabela2.D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ela3" style:family="table">
      <style:table-properties style:width="16.999cm" style:rel-width="100%" table:align="left"/>
    </style:style>
    <style:style style:name="Tabela3.A" style:family="table-column">
      <style:table-column-properties style:column-width="4.249cm" style:rel-column-width="16383*"/>
    </style:style>
    <style:style style:name="Tabela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ela3.D1" style:family="table-cell">
      <style:table-cell-properties fo:padding="0.106cm" fo:border="0.035cm solid #000000"/>
    </style:style>
    <style:style style:name="Tabela3.A2" style:family="table-cell">
      <style:table-cell-properties fo:padding="0.106cm" fo:border-left="0.035cm solid #000000" fo:border-right="none" fo:border-top="none" fo:border-bottom="0.035cm solid #000000"/>
    </style:style>
    <style:style style:name="Tabela3.D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ela4" style:family="table">
      <style:table-properties style:width="16.999cm" style:rel-width="100%" table:align="left"/>
    </style:style>
    <style:style style:name="Tabela4.A" style:family="table-column">
      <style:table-column-properties style:column-width="4.249cm" style:rel-column-width="16383*"/>
    </style:style>
    <style:style style:name="Tabela4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ela4.D1" style:family="table-cell">
      <style:table-cell-properties fo:padding="0.106cm" fo:border="0.035cm solid #000000"/>
    </style:style>
    <style:style style:name="Tabela4.A2" style:family="table-cell">
      <style:table-cell-properties fo:padding="0.106cm" fo:border-left="0.035cm solid #000000" fo:border-right="none" fo:border-top="none" fo:border-bottom="0.035cm solid #000000"/>
    </style:style>
    <style:style style:name="Tabela4.D2" style:family="table-cell">
      <style:table-cell-properties fo:padding="0.106cm" fo:border-left="0.035cm solid #000000" fo:border-right="0.035cm solid #000000" fo:border-top="none" fo:border-bottom="0.035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fo:font-size="11pt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Text_20_body">
      <style:paragraph-properties fo:margin-top="0cm" fo:margin-bottom="0cm" fo:break-before="page"/>
    </style:style>
    <style:style style:name="P14" style:family="paragraph" style:parent-style-name="Heading_20_1">
      <style:paragraph-properties fo:margin-top="0cm" fo:margin-bottom="0cm" fo:text-align="center" style:justify-single-word="false"/>
    </style:style>
    <style:style style:name="P15" style:family="paragraph" style:parent-style-name="Table_20_Contents">
      <style:paragraph-properties fo:margin-top="0cm" fo:margin-bottom="0.499cm"/>
    </style:style>
    <style:style style:name="P16" style:family="paragraph" style:parent-style-name="Table_20_Contents">
      <style:paragraph-properties fo:margin-top="0cm" fo:margin-bottom="0.499cm"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 text:is-list-header="true"><text:span text:style-name="Strong_20_Emphasis">Lidando com Nulos em SQL</text:span></text:h>
      <text:p text:style-name="P1"/>
      <text:p text:style-name="P1">Como a presença de NULLs geralmente torna mais frágil um modelo de dados, como também ferem os princípios do modelo relacional e é um assunto pouco debatido, resolvi estudar e experimentar o uso do NULL em várias consultas para conhecer melhor seu comportamento. Este não é um assunto exclusivo do SGBD PostgreSQL, mas que diz respeito a todos os SGBDs que adotam SQL.</text:p>
      <text:p text:style-name="P1"/>
      <text:p text:style-name="P1">Expondo e analisando diversos cenários onde o NULL aparece e pode complicar a nossa vida: em foreign keys, agregações, distinct, etc. Como também mostrando alternativas ao seu uso. O conhecimento do comportamento do NULL nos leva a viver melhor com e sem ele.</text:p>
      <text:p text:style-name="P1"/>
      <text:p text:style-name="P1">O NULL é como a SQL lida com valores inexistentes, desconhecidos, não aplicáveis ou perdidos. </text:p>
      <text:p text:style-name="P1">NULL é global em termos de tipos de dados e não se restringe a um único tipo de dados.</text:p>
      <text:p text:style-name="P1"/>
      <text:p text:style-name="P1"/>
      <text:p text:style-name="P1"><text:span text:style-name="Strong_20_Emphasis">Valor Padrão</text:span></text:p>
      <text:p text:style-name="P1">Quando criamos uma tabela e em um determinado campo não adicionamos nenhuma constraint, por padrão o SQL dos principais SGBDs (inclusive o PostgreSQL) adiciona NULL como default.</text:p>
      <text:p text:style-name="P1">De forma que quando se insere registro nesta tabela e não se adiciona nenhum valor neste campo, será inserido o valor NULL. Geralmente ao usar assim na inclusão:</text:p>
      <text:p text:style-name="P1"/>
      <text:p text:style-name="P1">create table nulos(chave serial primary key, nulo int);</text:p>
      <text:p text:style-name="P1">INSERT INTO nulos (chave, nulo) VALUES (1, 1);</text:p>
      <text:p text:style-name="P1">INSERT INTO nulos (chave, nulo) VALUES (2, NULL);</text:p>
      <text:p text:style-name="P1">INSERT INTO nulos (chave, nulo) VALUES (3, DEFAULT);</text:p>
      <text:p text:style-name="P1">INSERT INTO nulos (nulo) VALUES (DEFAULT);</text:p>
      <text:p text:style-name="P1"/>
      <text:p text:style-name="P1">Em todos estes exemplos será adicionado NULL no campo nulo.</text:p>
      <text:p text:style-name="P1"/>
      <text:p text:style-name="P1"/>
      <text:p text:style-name="P1"><text:span text:style-name="Strong_20_Emphasis">NULL se Propaga</text:span></text:p>
      <text:p text:style-name="P1">Regra geral: NULL se propaga, o que significa que com quem NULL se combina o resultado será um NULL, apenas com uma exceção, para FALSE. </text:p>
      <text:p text:style-name="P1"/>
      <text:p text:style-name="P1"><text:span text:style-name="Strong_20_Emphasis">O Que NULL não é:</text:span></text:p>
      <text:list text:style-name="L1">
        <text:list-item>
          <text:p text:style-name="P2">NULL não é zero,</text:p>
        </text:list-item>
        <text:list-item>
          <text:p text:style-name="P2">Não é string vazia </text:p>
        </text:list-item>
        <text:list-item>
          <text:p text:style-name="P2">Nem string de comprimento zero. </text:p>
        </text:list-item>
        <text:list-item>
          <text:p text:style-name="P2">Não é zero</text:p>
        </text:list-item>
        <text:list-item>
          <text:p text:style-name="P2">Não é vazio</text:p>
        </text:list-item>
      </text:list>
      <text:p text:style-name="P1"/>
      <text:p text:style-name="P1">Para evitar confusão recomenda-se usar um flag char(1).</text:p>
      <text:p text:style-name="P1">Com valores como 'T' e 'F' ou 't' e 'f'.</text:p>
      <text:p text:style-name="P1"/>
      <text:p text:style-name="P1"><text:span text:style-name="Strong_20_Emphasis">Um exemplo</text:span></text:p>
      <text:p text:style-name="P1">Num cadastro de alunos, para o aluno que ainda não se conhece a nota, não é correto usar zero para sua nota, mas sim NULL. </text:p>
      <text:p text:style-name="P1"/>
      <text:p text:style-name="P1">Não se pode efetuar cálculos de expressões onde um dos elementos é NULL. </text:p>
      <text:p text:style-name="P1"/>
      <text:p text:style-name="P1"><text:soft-page-break/></text:p>
      <text:p text:style-name="P13"><text:span text:style-name="Strong_20_Emphasis">COMPARANDO NULLs </text:span></text:p>
      <text:p text:style-name="P1">NOT NULL com NULL -- Unknown </text:p>
      <text:p text:style-name="P1">NULL com NULL – Unknown </text:p>
      <text:p text:style-name="P1"/>
      <text:p text:style-name="P1"><text:span text:style-name="Strong_20_Emphasis">CONVERSÃO DE/PARA NULL </text:span></text:p>
      <text:p text:style-name="P1">NULLIF() e COALESCE() </text:p>
      <text:p text:style-name="P1">NULLIF(valor1, valor2) </text:p>
      <text:p text:style-name="P1"/>
      <text:p text:style-name="P1"><text:span text:style-name="Strong_20_Emphasis">NULLIF</text:span> – Retorna NULL se, e somente se, valor1 e valor2 forem iguais, caso contrário retorna valor1. </text:p>
      <text:p text:style-name="P1"/>
      <text:p text:style-name="P1">Algo como: </text:p>
      <text:p text:style-name="P1">if (valor1 == valor2){ </text:p>
      <text:p text:style-name="P1">then NULL </text:p>
      <text:p text:style-name="P1">else valor1; </text:p>
      <text:p text:style-name="P1">Retorna valor1 somente quando valor1 == valor2. </text:p>
      <text:p text:style-name="P1"/>
      <text:p text:style-name="P1"><text:span text:style-name="Strong_20_Emphasis">COALESCE</text:span> – retorna o primeiro de seus argumentos que não for NULL. Só retorna NULL </text:p>
      <text:p text:style-name="P1">quando todos os seus argumentos forem NULL. </text:p>
      <text:p text:style-name="P1"/>
      <text:p text:style-name="P1"><text:span text:style-name="Strong_20_Emphasis">Uso</text:span>: mudar o valor padrão cujo valor seja NULL. </text:p>
      <text:p text:style-name="P1"/>
      <text:p text:style-name="P1">create table nulos(nulo int, nulo2 int, nulo3 int); </text:p>
      <text:p text:style-name="P1">insert into nulos values (1,null,null); </text:p>
      <text:p text:style-name="P1">select coalesce(nulo, nulo2, nulo3) from nulos; - - Retorna 1, valor do campo nulo; </text:p>
      <text:p text:style-name="P1">select coalesce(nulo2, nulo3) from nulos; - - Retorna NULL, pois ambos são NULL. </text:p>
      <text:p text:style-name="P1"/>
      <text:p text:style-name="P1"><text:span text:style-name="Strong_20_Emphasis">GREATEST</text:span> - Retorna o maior valor de uma lista - SELECT GREATEST(1,4,6,8,2); - - 8 </text:p>
      <text:p text:style-name="P1"><text:span text:style-name="Strong_20_Emphasis">LEAST</text:span> - Retorna o menor valor de uma lista. </text:p>
      <text:p text:style-name="P1"/>
      <text:p text:style-name="P1">Todos os valores da lista devem ser do mesmo tipo e nulos são ignorados. </text:p>
      <text:p text:style-name="P1">Obs.: Ambas as funções acima não pertencem ao SQL standard, mas são uma extensão do PostgreSQL. </text:p>
      <text:p text:style-name="P1"/>
      <text:p text:style-name="P1"><text:span text:style-name="Strong_20_Emphasis">CONCATENANDO NULLs </text:span></text:p>
      <text:p text:style-name="P1">A regra é: NULL se propaga. Qualquer que se concatene com NULL gerará NULL, cm exceção de FALSE, que gerará FALSE. </text:p>
      <text:p text:style-name="P1">STRING || NULL -- NULL </text:p>
      <text:p text:style-name="P1"/>
      <text:p text:style-name="P1">Usos: </text:p>
      <text:p text:style-name="P1">- Como valor default para campos que futuramente receberão valor. </text:p>
      <text:p text:style-name="P1">- Valor default para campos que poderão ser sempre inexistentes. </text:p>
      <text:p text:style-name="P1"/>
      <text:p text:style-name="P1"/>
      <text:p text:style-name="P13"><text:span text:style-name="Strong_20_Emphasis">Tabelas Verdade</text:span></text:p>
      <text:p text:style-name="P1"/>
      <text:p text:style-name="P1"><text:span text:style-name="Strong_20_Emphasis">AND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6"><text:span text:style-name="Strong_20_Emphasis">AND</text:span></text:p>
          </table:table-cell>
          <table:table-cell table:style-name="Tabela1.A1" office:value-type="string">
            <text:p text:style-name="P16"><text:span text:style-name="Strong_20_Emphasis">TRUE</text:span></text:p>
          </table:table-cell>
          <table:table-cell table:style-name="Tabela1.A1" office:value-type="string">
            <text:p text:style-name="P16"><text:span text:style-name="Strong_20_Emphasis">UNKNOWN</text:span></text:p>
          </table:table-cell>
          <table:table-cell table:style-name="Tabela1.D1" office:value-type="string">
            <text:p text:style-name="P16"><text:span text:style-name="Strong_20_Emphasis">FALSE</text:span></text:p>
          </table:table-cell>
        </table:table-row>
        <table:table-row>
          <table:table-cell table:style-name="Tabela1.A2" office:value-type="string">
            <text:p text:style-name="P15">TRUE</text:p>
          </table:table-cell>
          <table:table-cell table:style-name="Tabela1.A2" office:value-type="string">
            <text:p text:style-name="P15">TRUE</text:p>
          </table:table-cell>
          <table:table-cell table:style-name="Tabela1.A2" office:value-type="string">
            <text:p text:style-name="P15">UNKNOWN</text:p>
          </table:table-cell>
          <table:table-cell table:style-name="Tabela1.D2" office:value-type="string">
            <text:p text:style-name="P15">FALSE</text:p>
          </table:table-cell>
        </table:table-row>
        <table:table-row>
          <table:table-cell table:style-name="Tabela1.A2" office:value-type="string">
            <text:p text:style-name="P15">UNKNOWN</text:p>
          </table:table-cell>
          <table:table-cell table:style-name="Tabela1.A2" office:value-type="string">
            <text:p text:style-name="P15">UNKNOWN</text:p>
          </table:table-cell>
          <table:table-cell table:style-name="Tabela1.A2" office:value-type="string">
            <text:p text:style-name="P15">UNKNOWN</text:p>
          </table:table-cell>
          <table:table-cell table:style-name="Tabela1.D2" office:value-type="string">
            <text:p text:style-name="P15">FALSE</text:p>
          </table:table-cell>
        </table:table-row>
        <table:table-row>
          <table:table-cell table:style-name="Tabela1.A2" office:value-type="string">
            <text:p text:style-name="P15">FALSE</text:p>
          </table:table-cell>
          <table:table-cell table:style-name="Tabela1.A2" office:value-type="string">
            <text:p text:style-name="P15">FALSE</text:p>
          </table:table-cell>
          <table:table-cell table:style-name="Tabela1.A2" office:value-type="string">
            <text:p text:style-name="P15">FALSE</text:p>
          </table:table-cell>
          <table:table-cell table:style-name="Tabela1.D2" office:value-type="string">
            <text:p text:style-name="P15">FALSE</text:p>
          </table:table-cell>
        </table:table-row>
      </table:table>
      <text:p text:style-name="P1"/>
      <text:p text:style-name="P1"/>
      <text:p text:style-name="P1"><text:span text:style-name="Strong_20_Emphasis">OR</text:span>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16"><text:span text:style-name="Strong_20_Emphasis">OR</text:span></text:p>
          </table:table-cell>
          <table:table-cell table:style-name="Tabela2.A1" office:value-type="string">
            <text:p text:style-name="P16"><text:span text:style-name="Strong_20_Emphasis">TRUE</text:span></text:p>
          </table:table-cell>
          <table:table-cell table:style-name="Tabela2.A1" office:value-type="string">
            <text:p text:style-name="P16"><text:span text:style-name="Strong_20_Emphasis">UNKNOWN</text:span></text:p>
          </table:table-cell>
          <table:table-cell table:style-name="Tabela2.D1" office:value-type="string">
            <text:p text:style-name="P16"><text:span text:style-name="Strong_20_Emphasis">FALSE</text:span></text:p>
          </table:table-cell>
        </table:table-row>
        <table:table-row>
          <table:table-cell table:style-name="Tabela2.A2" office:value-type="string">
            <text:p text:style-name="P15">TRUE</text:p>
          </table:table-cell>
          <table:table-cell table:style-name="Tabela2.A2" office:value-type="string">
            <text:p text:style-name="P15">TRUE</text:p>
          </table:table-cell>
          <table:table-cell table:style-name="Tabela2.A2" office:value-type="string">
            <text:p text:style-name="P15">TRUE</text:p>
          </table:table-cell>
          <table:table-cell table:style-name="Tabela2.D2" office:value-type="string">
            <text:p text:style-name="P15">TRUE</text:p>
          </table:table-cell>
        </table:table-row>
        <table:table-row>
          <table:table-cell table:style-name="Tabela2.A2" office:value-type="string">
            <text:p text:style-name="P15">UNKNOWN</text:p>
          </table:table-cell>
          <table:table-cell table:style-name="Tabela2.A2" office:value-type="string">
            <text:p text:style-name="P15">TRUE</text:p>
          </table:table-cell>
          <table:table-cell table:style-name="Tabela2.A2" office:value-type="string">
            <text:p text:style-name="P15">UNKNOWN</text:p>
          </table:table-cell>
          <table:table-cell table:style-name="Tabela2.D2" office:value-type="string">
            <text:p text:style-name="P15">UNKNOWN</text:p>
          </table:table-cell>
        </table:table-row>
        <table:table-row>
          <table:table-cell table:style-name="Tabela2.A2" office:value-type="string">
            <text:p text:style-name="P15">FALSE</text:p>
          </table:table-cell>
          <table:table-cell table:style-name="Tabela2.A2" office:value-type="string">
            <text:p text:style-name="P15">TRUE</text:p>
          </table:table-cell>
          <table:table-cell table:style-name="Tabela2.A2" office:value-type="string">
            <text:p text:style-name="P15">UNKNOWN</text:p>
          </table:table-cell>
          <table:table-cell table:style-name="Tabela2.D2" office:value-type="string">
            <text:p text:style-name="P15">FALSE</text:p>
          </table:table-cell>
        </table:table-row>
      </table:table>
      <text:p text:style-name="P1"/>
      <text:p text:style-name="P1"/>
      <text:p text:style-name="P1"><text:span text:style-name="Strong_20_Emphasis">NOT</text:span></text:p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16"><text:span text:style-name="Strong_20_Emphasis">&lt;EXP&gt;</text:span></text:p>
          </table:table-cell>
          <table:table-cell table:style-name="Tabela3.A1" office:value-type="string">
            <text:p text:style-name="P16"><text:span text:style-name="Strong_20_Emphasis">NOT</text:span></text:p>
          </table:table-cell>
          <table:table-cell table:style-name="Tabela3.A1" office:value-type="string">
            <text:p text:style-name="P16"/>
          </table:table-cell>
          <table:table-cell table:style-name="Tabela3.D1" office:value-type="string">
            <text:p text:style-name="P16"/>
          </table:table-cell>
        </table:table-row>
        <table:table-row>
          <table:table-cell table:style-name="Tabela3.A2" office:value-type="string">
            <text:p text:style-name="P15">TRUE</text:p>
          </table:table-cell>
          <table:table-cell table:style-name="Tabela3.A2" office:value-type="string">
            <text:p text:style-name="P15">FALSE</text:p>
          </table:table-cell>
          <table:table-cell table:style-name="Tabela3.A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5">UNKNOWN</text:p>
          </table:table-cell>
          <table:table-cell table:style-name="Tabela3.A2" office:value-type="string">
            <text:p text:style-name="P15">UNKNOWN</text:p>
          </table:table-cell>
          <table:table-cell table:style-name="Tabela3.A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5">FALSE</text:p>
          </table:table-cell>
          <table:table-cell table:style-name="Tabela3.A2" office:value-type="string">
            <text:p text:style-name="P15">TRUE</text:p>
          </table:table-cell>
          <table:table-cell table:style-name="Tabela3.A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</table:table>
      <text:p text:style-name="P1"/>
      <text:p text:style-name="P1"/>
      <text:p text:style-name="P1">Nessas tabelas UNKNOWN significa TRUE ou FALSE mas não se sabe qual dos dois.</text:p>
      <text:p text:style-name="P1">Caso se remova o ONKNOWN dessas tabelas elas voltam a ser tabelas boolean normais.</text:p>
      <text:p text:style-name="P1"/>
      <text:p text:style-name="P1"><text:span text:style-name="Strong_20_Emphasis">Tabela verdade com operador IS</text:span></text:p>
      <text:p text:style-name="P1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16"><text:span text:style-name="Strong_20_Emphasis">IS</text:span></text:p>
          </table:table-cell>
          <table:table-cell table:style-name="Tabela4.A1" office:value-type="string">
            <text:p text:style-name="P16"><text:span text:style-name="Strong_20_Emphasis">TRUE</text:span></text:p>
          </table:table-cell>
          <table:table-cell table:style-name="Tabela4.A1" office:value-type="string">
            <text:p text:style-name="P16"><text:span text:style-name="Strong_20_Emphasis">FALSE</text:span></text:p>
          </table:table-cell>
          <table:table-cell table:style-name="Tabela4.D1" office:value-type="string">
            <text:p text:style-name="P16"><text:span text:style-name="Strong_20_Emphasis">UNKNOWN</text:span></text:p>
          </table:table-cell>
        </table:table-row>
        <table:table-row>
          <table:table-cell table:style-name="Tabela4.A2" office:value-type="string">
            <text:p text:style-name="P15">TRUE</text:p>
          </table:table-cell>
          <table:table-cell table:style-name="Tabela4.A2" office:value-type="string">
            <text:p text:style-name="P15">TRUE</text:p>
          </table:table-cell>
          <table:table-cell table:style-name="Tabela4.A2" office:value-type="string">
            <text:p text:style-name="P15">FALSE</text:p>
          </table:table-cell>
          <table:table-cell table:style-name="Tabela4.D2" office:value-type="string">
            <text:p text:style-name="P15">FALSE</text:p>
          </table:table-cell>
        </table:table-row>
        <text:soft-page-break/>
        <table:table-row>
          <table:table-cell table:style-name="Tabela4.A2" office:value-type="string">
            <text:p text:style-name="P15">FALSE</text:p>
          </table:table-cell>
          <table:table-cell table:style-name="Tabela4.A2" office:value-type="string">
            <text:p text:style-name="P15">FALSE</text:p>
          </table:table-cell>
          <table:table-cell table:style-name="Tabela4.A2" office:value-type="string">
            <text:p text:style-name="P15">TRUE</text:p>
          </table:table-cell>
          <table:table-cell table:style-name="Tabela4.D2" office:value-type="string">
            <text:p text:style-name="P15">FASLE</text:p>
          </table:table-cell>
        </table:table-row>
        <table:table-row>
          <table:table-cell table:style-name="Tabela4.A2" office:value-type="string">
            <text:p text:style-name="P15">UNKNOWN</text:p>
          </table:table-cell>
          <table:table-cell table:style-name="Tabela4.A2" office:value-type="string">
            <text:p text:style-name="P15">FALSE</text:p>
          </table:table-cell>
          <table:table-cell table:style-name="Tabela4.A2" office:value-type="string">
            <text:p text:style-name="P15">FALSE</text:p>
          </table:table-cell>
          <table:table-cell table:style-name="Tabela4.D2" office:value-type="string">
            <text:p text:style-name="P15">TRUE</text:p>
          </table:table-cell>
        </table:table-row>
      </table:table>
      <text:p text:style-name="P1"/>
      <text:p text:style-name="P1"><text:span text:style-name="Strong_20_Emphasis">Experimentando:</text:span></text:p>
      <text:p text:style-name="P1">create table boleanos(texto text, valor boolean);</text:p>
      <text:p text:style-name="P1"/>
      <text:p text:style-name="P1">insert into boleanos(texto, valor) values ('TRUE', TRUE);</text:p>
      <text:p text:style-name="P1">insert into boleanos(texto, valor) values ('FALSE', FALSE);</text:p>
      <text:p text:style-name="P1">insert into boleanos(texto, valor) values ('NULL', NULL);</text:p>
      <text:p text:style-name="P1"/>
      <text:p text:style-name="P1">select texto,valor from boleanos;</text:p>
      <text:p text:style-name="P1">select * from boleanos where valor = true;</text:p>
      <text:p text:style-name="P1">select * from boleanos where valor = false;</text:p>
      <text:p text:style-name="P1">select * from boleanos where valor is null;</text:p>
      <text:p text:style-name="P1">select * from boleanos where valor = true OR valor=false;</text:p>
      <text:p text:style-name="P1">select * from boleanos where valor = true OR valor=false OR valor is null;</text:p>
      <text:p text:style-name="P1"/>
      <text:p text:style-name="P1">select * from boleanos where valor in( select valor from boleanos);</text:p>
      <text:p text:style-name="P1">select * from boleanos where valor in( select valor from boleanos where valor=true or valor=false);</text:p>
      <text:p text:style-name="P1">select * from boleanos where valor in( select valor from boleanos where valor=true or valor is null);</text:p>
      <text:p text:style-name="P7">select * from boleanos where valor in( select valor from boleanos where valor=false or valor is null);</text:p>
      <text:p text:style-name="P1">select * from boleanos where valor in( select valor from boleanos where valor is null);</text:p>
      <text:p text:style-name="P1"/>
      <text:p text:style-name="P1">select (false or false);</text:p>
      <text:p text:style-name="P1">select (false or true);</text:p>
      <text:p text:style-name="P1">select (true or true);</text:p>
      <text:p text:style-name="P1">select (true or null);</text:p>
      <text:p text:style-name="P1">select (true and null);</text:p>
      <text:p text:style-name="P1">select (true and not null);</text:p>
      <text:p text:style-name="P1">select (false or null);</text:p>
      <text:p text:style-name="P1">select (false or not null);</text:p>
      <text:p text:style-name="P1">select (false and null);</text:p>
      <text:p text:style-name="P1">select (null or null);</text:p>
      <text:p text:style-name="P1">select (null and null);</text:p>
      <text:p text:style-name="P1">select (null or not null);</text:p>
      <text:p text:style-name="P1">select (null and not null);</text:p>
      <text:p text:style-name="P1"/>
      <text:p text:style-name="P1"><text:span text:style-name="Strong_20_Emphasis">A comparação com NULL</text:span> </text:p>
      <text:p text:style-name="P1">resulta num estado <text:span text:style-name="Emphasis">desconhecido</text:span> chamado UNKNOWN. </text:p>
      <text:p text:style-name="P1"/>
      <text:p text:style-name="P1">Por exemplo, a expressão SQL </text:p>
      <text:p text:style-name="P1">"Cidade = 'Porto Alegre'" </text:p>
      <text:p text:style-name="P1">retorna FALSE para um registro contendo "Rio de Janeiro" no campo Cidade, </text:p>
      <text:p text:style-name="P1">mas retorna UNKNOWN para um registro contendo NULL no mesmo campo.</text:p>
      <text:p text:style-name="Text_20_body">Usando a lógica ternária, o SQL consegue usar UNKNOWN para resolver expressões booleanas. Considerando a expressão </text:p>
      <text:p text:style-name="Text_20_body">"Cidade = 'Porto Alegre' OR Balanco &lt; 0.0". </text:p>
      <text:p text:style-name="Text_20_body">Essa expressão retorna TRUE para qualquer registro contendo um valor negativo no campo <text:soft-page-break/>Balanco. </text:p>
      <text:p text:style-name="Text_20_body">A mesma expressão retorna TRUE para qualquer registro contendo "Porto Alegre" no campo Cidade. </text:p>
      <text:p text:style-name="Text_20_body">Já FALSE é retornado somente para um registro contendo explicitamente uma cadeia diferente de "Porto Alegre" e cujo campo Balanco é explicitamente não negativo. </text:p>
      <text:p text:style-name="Text_20_body">Em qualquer outro caso, o retorno é UNKNOWN.</text:p>
      <text:p text:style-name="Text_20_body">Na linguagem de manipulação de dados do SQL, um retorno TRUE duma expressão inicia uma ação, enquanto UNKNOWN ou FALSE não iniciam ações. </text:p>
      <text:p text:style-name="Text_20_body">Dessa forma a lógica ternária é transformada em binária para o utilizador.</text:p>
      <text:p text:style-name="P1"/>
      <text:p text:style-name="P1"><text:span text:style-name="Strong_20_Emphasis">Sobre NULLs:</text:span></text:p>
      <text:p text:style-name="P1"/>
      <text:p text:style-name="P1"><text:span text:style-name="Strong_20_Emphasis">- NULLs</text:span> acarretam sérias dificuldades e devem ser evitados. </text:p>
      <text:p text:style-name="P1">- Uma relação que contém nulos não é uma relação. (Date)</text:p>
      <text:p text:style-name="P1">- Nulos são um erro e nunca deveriam ter sido adotados. (Date)</text:p>
      <text:p text:style-name="P1">- A presença de nulls é corrigida com a normalização e conseqüente criação de outras tabelas. </text:p>
      <text:p text:style-name="P1"/>
      <text:p text:style-name="Text_20_body"><text:span text:style-name="Strong_20_Emphasis">FK (Chave Estrangeira)</text:span> - permite nulos, mas se um campo for nulo estará satisfeita a constrint em consequência em consequência violada a integridade. </text:p>
      <text:p text:style-name="Text_20_body">Recomendação: sempre usar NOT NULL nos campos da FK. </text:p>
      <text:p text:style-name="Text_20_body"/>
      <text:p text:style-name="Text_20_body"><text:span text:style-name="Strong_20_Emphasis">Comparar NULL com outro NULL</text:span></text:p>
      <text:p text:style-name="Text_20_body">Requer operador especial, o operador IS e não podem ser comparados com os operadores =, &gt;, &lt;, &gt;=, etc, pois retornará UNKNOWN.</text:p>
      <text:p text:style-name="Text_20_body"/>
      <text:p text:style-name="P1"><text:span text:style-name="Strong_20_Emphasis">Teste com Null </text:span></text:p>
      <text:p text:style-name="P1">create table nula2(c1 int primary key, c2 int check(c2 &gt; 0), c3 int); </text:p>
      <text:p text:style-name="P1">insert into nula2(c1,c2,c3) values (1,default,4); -- Será válido.</text:p>
      <text:p text:style-name="P1">insert into nula2(c1,c2,c3) values (2,-3,4); -- Não válido</text:p>
      <text:p text:style-name="P1"/>
      <text:p text:style-name="P1">select * from nula2; </text:p>
      <text:p text:style-name="P1">c1 | c2 | c3 </text:p>
      <text:p text:style-name="P1">----+----+---- </text:p>
      <text:p text:style-name="P1">1 | | 4 </text:p>
      <text:p text:style-name="P1">(1 registro) </text:p>
      <text:p text:style-name="P1"/>
      <text:p text:style-name="P1">Uma "incoerência" no comportamento do nulo, que reforça a recomendação de se evitar seu uso. </text:p>
      <text:p text:style-name="P1">Veja que o campo c2, como permite null, aceitou o valor NULL, mesmo com a check &gt; 0.</text:p>
      <text:p text:style-name="P1"/>
      <text:p text:style-name="P1"><text:span text:style-name="Strong_20_Emphasis">Uso de NULL em Alguns Cenários</text:span></text:p>
      <text:p text:style-name="P1"/>
      <text:p text:style-name="P1"><text:span text:style-name="Strong_20_Emphasis">Com Chaves Estrangeiras:</text:span></text:p>
      <text:p text:style-name="P1"/>
      <text:p text:style-name="P1">FK (para relacionamentos 1 – N ou N – 1)</text:p>
      <text:p text:style-name="P1"/>
      <text:p text:style-name="P1">create table clientes(cpf char(11) primary key, nome char(45)not null ); </text:p>
      <text:p text:style-name="P1"/>
      <text:p text:style-name="P1"><text:soft-page-break/>create table pedidos(</text:p>
      <text:p text:style-name="P1">produto int primary key, </text:p>
      <text:p text:style-name="P1">valor numeric(12,2) not null, </text:p>
      <text:p text:style-name="P1">data date not null, </text:p>
      <text:p text:style-name="P1">cpf_cliente char(11),</text:p>
      <text:p text:style-name="P1">constraint cpf_fk foreign key (cpf_cliente) references clientes(cpf)</text:p>
      <text:p text:style-name="P1">);</text:p>
      <text:p text:style-name="P1"/>
      <text:p text:style-name="P1">insert into clientes(cpf, nome) values ('12345678901', 'João Pereira Brito');</text:p>
      <text:p text:style-name="P1"/>
      <text:p text:style-name="P1">insert into pedidos(produto, valor, data, cpf_cliente) values (1, 37.45, '2008-04-26', '12345678901');</text:p>
      <text:p text:style-name="P1">insert into pedidos(produto, valor, data, cpf_cliente) values (2, 87.45, '2008-04-27', DEFAULT);</text:p>
      <text:p text:style-name="P1"/>
      <text:p text:style-name="P1">select * from pedidos; </text:p>
      <text:p text:style-name="P1">produto | valor | data | cpf_cliente </text:p>
      <text:p text:style-name="P1">---------+-------+------------+------------- </text:p>
      <text:p text:style-name="P1">1 | 37.45 | 2008-04-26 | 12345678901 </text:p>
      <text:p text:style-name="P1">2 | 87.45 | 2008-04-27 | </text:p>
      <text:p text:style-name="P1">(2 registros) </text:p>
      <text:p text:style-name="P1"/>
      <text:p text:style-name="P1">Nesse caso espera-se normalmente que pedidos sejam cadastrados somente para clientes já cadastrados, mas se for permitida a FK como NULL isso não é garantido.</text:p>
      <text:p text:style-name="P1"/>
      <text:p text:style-name="P1"><text:span text:style-name="Strong_20_Emphasis">NOT IN</text:span></text:p>
      <text:p text:style-name="P1"/>
      <text:p text:style-name="Text_20_body"><text:span text:style-name="Strong_20_Emphasis">Do Artigo: NULLs vs. NOT IN()</text:span></text:p>
      <text:p text:style-name="Text_20_body">select * from tabela where id not in (select campo from tabela2);</text:p>
      <text:p text:style-name="Text_20_body">Mesmo com alguns ids que não encontram-se na tabela2, ainda assim nada é retornado.</text:p>
      <text:p text:style-name="Text_20_body">CREATE TABLE objects (id INT4 PRIMARY KEY);</text:p>
      <text:p text:style-name="Text_20_body">CREATE TABLE secondary (object_id INT4);</text:p>
      <text:p text:style-name="Text_20_body">INSERT INTO objects (id) VALUES (1), (2), (3);</text:p>
      <text:p text:style-name="Text_20_body">INSERT INTO secondary (object_id) VALUES (NULL), (2), (4);</text:p>
      <text:p text:style-name="Text_20_body">SELECT * FROM objects WHERE id NOT IN (SELECT object_id FROM secondary);</text:p>
      <text:p text:style-name="Text_20_body">SELECT id, id NOT IN (SELECT object_id FROM secondary) FROM objects;</text:p>
      <text:p text:style-name="Text_20_body">SELECT id, id NOT IN (SELECT object_id FROM secondary WHERE object_id IS NOT NULL) FROM objects;</text:p>
      <text:p text:style-name="Text_20_body"/>
      <text:p text:style-name="P1"><text:span text:style-name="Strong_20_Emphasis">COUNT</text:span></text:p>
      <text:p text:style-name="P1"/>
      <text:p text:style-name="P1">O count(*) conta com NULLs.</text:p>
      <text:p text:style-name="P1">COUNT(campo) não conta com nulls.</text:p>
      <text:p text:style-name="P1"/>
      <text:p text:style-name="P1">create table nulos(texto text not null, campo int);</text:p>
      <text:p text:style-name="P1">insert into nulos(texto, campo) values ('campo1', 1);</text:p>
      <text:p text:style-name="P1">insert into nulos(texto, campo) values ('campo2', DEFAULT);</text:p>
      <text:p text:style-name="P1">insert into nulos(texto, campo) values ('campo3', 3);</text:p>
      <text:p text:style-name="P1">insert into nulos(texto, campo) values ('campo4', NULL);</text:p>
      <text:p text:style-name="P1"/>
      <text:p text:style-name="P1"><text:soft-page-break/>select count(*) from nulos</text:p>
      <text:p text:style-name="P1">select count(texto) from nulos</text:p>
      <text:p text:style-name="P1">select count(campo) from nulos</text:p>
      <text:p text:style-name="P1"/>
      <text:p text:style-name="P1"/>
      <text:p text:style-name="P1"><text:span text:style-name="Strong_20_Emphasis">SUM</text:span></text:p>
      <text:p text:style-name="P1"/>
      <text:p text:style-name="P1">select * from nulos</text:p>
      <text:p text:style-name="P1">select sum(campo) from nulos</text:p>
      <text:p text:style-name="P1"/>
      <text:p text:style-name="P1"/>
      <text:p text:style-name="P1"><text:span text:style-name="Strong_20_Emphasis">AVG</text:span></text:p>
      <text:p text:style-name="P1"/>
      <text:p text:style-name="P1">select * from nulos</text:p>
      <text:p text:style-name="P1">select avg(campo) from nulos</text:p>
      <text:p text:style-name="P1"/>
      <text:p text:style-name="P1"/>
      <text:p text:style-name="P1"/>
      <text:p text:style-name="P13"><text:span text:style-name="Strong_20_Emphasis">MAX</text:span></text:p>
      <text:p text:style-name="P1"/>
      <text:p text:style-name="P1">select * from nulos</text:p>
      <text:p text:style-name="P1">select max(campo) from nulos</text:p>
      <text:p text:style-name="P1"/>
      <text:p text:style-name="P1"/>
      <text:p text:style-name="P1"><text:span text:style-name="Strong_20_Emphasis">MIN</text:span></text:p>
      <text:p text:style-name="P1"/>
      <text:p text:style-name="P1">select * from nulos</text:p>
      <text:p text:style-name="P1">select min(campo) from nulos</text:p>
      <text:p text:style-name="P1"/>
      <text:p text:style-name="P1">SUM, AVG, MAX, MIN não consideram os NULLs.</text:p>
      <text:p text:style-name="P1"/>
      <text:p text:style-name="P1"/>
      <text:p text:style-name="P1"><text:span text:style-name="Strong_20_Emphasis">GROUP BY</text:span></text:p>
      <text:p text:style-name="P1"/>
      <text:p text:style-name="P1">select count(*) from nulos group by texto</text:p>
      <text:p text:style-name="P1">select count(*),campo from nulos group by campo; -- agrupa campo 1 e 3 (nulos)</text:p>
      <text:p text:style-name="P1"/>
      <text:p text:style-name="P1"/>
      <text:p text:style-name="P1"><text:span text:style-name="Strong_20_Emphasis">ORDER BY</text:span></text:p>
      <text:p text:style-name="P1"/>
      <text:p text:style-name="P1">select * from nulos order by campo;</text:p>
      <text:p text:style-name="P1">select * from nulos order by campo desc;</text:p>
      <text:p text:style-name="P1"/>
      <text:p text:style-name="P1">Obs.: os NULL são os maiores, os primeiros quando na ordem DESC.</text:p>
      <text:p text:style-name="P1"/>
      <text:p text:style-name="P1"/>
      <text:p text:style-name="P1"><text:span text:style-name="Strong_20_Emphasis">DISTINCT</text:span></text:p>
      <text:p text:style-name="P1"/>
      <text:p text:style-name="P1">select distinct(texto) from nulos;</text:p>
      <text:p text:style-name="P1">select distinct(campo) from nulos; -- Traz inclusive os nulos, mas uma só vez</text:p>
      <text:p text:style-name="P1">select distinct(count(campo)) from nulos; -- Como o count(campo) não traz nulos, retornará somente 2</text:p>
      <text:p text:style-name="P1"/>
      <text:p text:style-name="P1"/>
      <text:p text:style-name="P1"><text:span text:style-name="Strong_20_Emphasis">NULL Se Propaga:</text:span></text:p>
      <text:p text:style-name="P1"/>
      <text:list text:style-name="L2">
        <text:list-item>
          <text:p text:style-name="P8">Operações aritméticas com NULL gera NULL</text:p>
        </text:list-item>
        <text:list-item>
          <text:p text:style-name="P8">Operações de strings com NULL gera NULL</text:p>
        </text:list-item>
      </text:list>
      <text:list text:style-name="L3">
        <text:list-item>
          <text:p text:style-name="P10">Operações booleans com NULL gera NULL com TRUE e FALSE com FALSE</text:p>
        </text:list-item>
      </text:list>
      <text:p text:style-name="P1"/>
      <text:p text:style-name="P1"/>
      <text:p text:style-name="P1"><text:span text:style-name="Strong_20_Emphasis">Exemplos de uso:</text:span></text:p>
      <text:list text:style-name="L4">
        <text:list-item>
          <text:p text:style-name="P11">Cadastro de funcionários, campo dependente</text:p>
        </text:list-item>
        <text:list-item>
          <text:p text:style-name="P11">Cadastro de exames laboratorias, campo do diagnóstico</text:p>
        </text:list-item>
      </text:list>
      <text:p text:style-name="P1"/>
      <text:p text:style-name="P1"/>
      <text:p text:style-name="P13"><text:span text:style-name="Strong_20_Emphasis">Do Artigo: None, nil, Nothing, undef, NA, and SQL NULL</text:span></text:p>
      <text:p text:style-name="P1"/>
      <text:p text:style-name="Text_20_body">=&gt; -- aggregate with one NULL input<text:line-break/>=&gt; select sum(column1) from (values(NULL::int)) t;<text:line-break/>sum <text:line-break/>-----<text:line-break/><text:line-break/>(1 row)<text:line-break/><text:line-break/>=&gt; -- aggregate with two inputs, one of them NULL<text:line-break/>=&gt; select sum(column1) from (values(1),(NULL)) t;<text:line-break/>sum <text:line-break/>-----<text:line-break/>1<text:line-break/>(1 row)<text:line-break/><text:line-break/>=&gt; -- aggregate with no input<text:line-break/>=&gt; select sum(column1) from (values(1),(NULL)) t where false;<text:line-break/>sum <text:line-break/>-----<text:line-break/><text:line-break/>(1 row)<text:line-break/><text:line-break/>=&gt; -- + operator<text:line-break/>=&gt; select 1 + NULL;<text:line-break/>?column? <text:line-break/>----------<text:line-break/>(1 row)</text:p>
      <text:p text:style-name="Text_20_body"/>
      <text:p text:style-name="P1"><text:span text:style-name="Strong_20_Emphasis">Boleanos </text:span></text:p>
      <text:p text:style-name="P1"/>
      <text:p text:style-name="P1">create table boleanos(entrada text, saida <text:span text:style-name="Strong_20_Emphasis">boolean</text:span>);<text:line-break/>insert into boleanos values('t','t'),('true','true'),('TRUE','TRUE'),('TRUEs/aspas',TRUE),('y','y'), ('yes','yes'), ('1','1');<text:line-break/>insert into boleanos values('f','f'),('false','false'),('FALSE','FALSE'),('FALSEs/aspas',FALSE),('n','n'), ('no','no'), ('0','0');</text:p>
      <text:p text:style-name="P1">Caso use o psql a consulta abaixo retornará tudo t ou f na saída. Já o pgadmin mostratá tudo TRUE ou FALSE.<text:line-break/>select * from boleanos;<text:line-break/><text:line-break/>O mais interessante é perguntar ao psql se tem algum TRUE por lá e ele responder que sim:<text:line-break/><text:line-break/>testes=# select * from boleanos where saida='TRUE';<text:line-break/>entrada | saida<text:line-break/>-------------+-------<text:line-break/>t | t<text:line-break/>true | t<text:line-break/>TRUE | t<text:line-break/>TRUEs/aspas | t<text:line-break/>y | t<text:line-break/>yes | t<text:line-break/><text:soft-page-break/>1 | t<text:line-break/>(7 rows)<text:line-break/><text:line-break/>Então, agora de fato percebi que o psql (realmente, acho mais confiável e acabo confundindo com o próprio PG), o psql é só um cliente e pode exibir de uma forma, o pgadmin de outra e pelo visto qualquer uma das formas de entrada pode ser vista na saída.</text:p>
      <text:p text:style-name="P1"/>
      <text:p text:style-name="P1"/>
      <text:p text:style-name="P1"><text:span text:style-name="Strong_20_Emphasis">Como Evitar NULLs</text:span></text:p>
      <text:p text:style-name="P1"/>
      <text:p text:style-name="P1">Campos como telefone, CPF, Inscrição Estadual e outros são criados permitindo NULL pelo fato de que esses não são obrigatórios para todos os registros.</text:p>
      <text:p text:style-name="P1"/>
      <text:p text:style-name="P1">Nesses casos, quando um cliente não tem telefone, o campo é deixado sem valor (NULL) gerando as várias dificuldades decorrentes do NULL.</text:p>
      <text:p text:style-name="P1"/>
      <text:p text:style-name="P1">Algumas providências ajudam a reduzir esses problemas. Podemos definir uma entrada para o caso do cliente não ter telefone, como por exemplo a palavra 'sem'. Todo cliente que não tenha telefone recebe a entrada 'sem'. </text:p>
      <text:p text:style-name="P1">Com isso podemos criar um domínio que valide o campo telefone com expressões regulares.</text:p>
      <text:p text:style-name="P1">Também podemos definie um índice parcial e único que será aplicado somente para as entradas válidas de telefone (exceto as entradas com 'sem') e usar este índice no domínio.</text:p>
      <text:p text:style-name="P1"/>
      <text:p text:style-name="P1">Assim podemos proceder para praticamente todos os casos onde haja necessidade de se deixar como opcional algum campo.</text:p>
      <text:p text:style-name="P1"/>
      <text:p text:style-name="P1"/>
      <text:p text:style-name="P1"><text:span text:style-name="Strong_20_Emphasis">Outro exemplo Prático</text:span></text:p>
      <text:p text:style-name="P1"/>
      <text:p text:style-name="P1">Temos uma tabela de login e nela um campo expira_em para abrigar a data em que o login do usuário expira. </text:p>
      <text:p text:style-name="P1">Acontece que alguns usuários nunca expiram, portanto para estes o campo conterá sempre NULL.</text:p>
      <text:p text:style-name="P1"/>
      <text:p text:style-name="P1">Esta é uma saída e pelo visto a mais cômoda, portando com tendência de ser a mais adotada por quem tem pressa.</text:p>
      <text:p text:style-name="P1"/>
      <text:p text:style-name="P1">Uma alternativa para evitar usar NULL seria criar uma segunda tabela, somente para os usuários que não expiram. </text:p>
      <text:p text:style-name="P1"/>
      <text:p text:style-name="P1">create table login_expira</text:p>
      <text:p text:style-name="P1">(</text:p>
      <text:p text:style-name="P1">login char(12) primary key,</text:p>
      <text:p text:style-name="P1">senha char(32) not null,</text:p>
      <text:p text:style-name="P1">expira_em date not null</text:p>
      <text:p text:style-name="P1">);</text:p>
      <text:p text:style-name="P1">create table login_nao_expira</text:p>
      <text:p text:style-name="P1">(</text:p>
      <text:p text:style-name="P1">login char(12) primary key,</text:p>
      <text:p text:style-name="P1">senha char(32) not null</text:p>
      <text:p text:style-name="P1">);</text:p>
      <text:p text:style-name="P1"/>
      <text:p text:style-name="P1">Criar então, para facilitar a inclusão, uma função que insere condicionalmente.</text:p>
      <text:p text:style-name="P1"><text:soft-page-break/></text:p>
      <text:p text:style-name="P1">-- Quando não expira entrar com NULL para a data</text:p>
      <text:p text:style-name="P1">create or replace function insere_login(text, text, date) returns void as</text:p>
      <text:p text:style-name="P1">$$</text:p>
      <text:p text:style-name="P1">begin</text:p>
      <text:p text:style-name="P1">if ($3 isnull) then</text:p>
      <text:p text:style-name="P1">insert into login_nao_expira(login, senha) values ($1, $2);</text:p>
      <text:p text:style-name="P1">else</text:p>
      <text:p text:style-name="P1">insert into login_expira(login, senha, expira_em) values ($1, $2, $3);</text:p>
      <text:p text:style-name="P1">end if;</text:p>
      <text:p text:style-name="P1">return; </text:p>
      <text:p text:style-name="P1">end;</text:p>
      <text:p text:style-name="P1">$$</text:p>
      <text:p text:style-name="P1">language 'plpgsql';</text:p>
      <text:p text:style-name="P1"/>
      <text:p text:style-name="P1">-- Quando não expirar entrar NULL para data</text:p>
      <text:p text:style-name="P1">select insere_login('ribafs', 'senha',NULL);</text:p>
      <text:p text:style-name="P1">select insere_login('login2', 'senha2','2008-12-31');</text:p>
      <text:p text:style-name="P1"/>
      <text:p text:style-name="P1">select * from login_nao_expira;</text:p>
      <text:p text:style-name="P1">select * from login_expira;</text:p>
      <text:p text:style-name="P1"/>
      <text:p text:style-name="P1">Neste caso a aplicação não cadastrará os registros diretamente nas tabelas mas indiretamente através desta função.</text:p>
      <text:p text:style-name="P1"/>
      <text:p text:style-name="P1"><text:span text:style-name="Strong_20_Emphasis">Referências: </text:span></text:p>
      <text:p text:style-name="P1"/>
      <text:p text:style-name="P1">- Livro - Instant SQL Programming de Joe Celko, editora WROX.</text:p>
      <text:p text:style-name="P1">- Wikipédia – <text:a xlink:type="simple" xlink:href="http://pt.wikipedia.org/wiki/Lógica_ternária">http://pt.wikipedia.org/wiki/Lógica_ternária</text:a></text:p>
      <text:p text:style-name="P1">- Artigo - <text:a xlink:type="simple" xlink:href="http://people.planetpostgresql.org/jdavis/">None, nil, Nothing, undef, NA, and SQL NULL</text:a></text:p>
      <text:p text:style-name="P1">- Artigo - <text:a xlink:type="simple" xlink:href="http://www.depesz.com/index.php/2008/08/13/nulls-vs-not-in/">NULLs vs. NOT IN()</text:a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9-02-02T18:26:10</meta:creation-date>
    <dc:date>2009-02-02T18:26:27</dc:date>
    <meta:editing-cycles>1</meta:editing-cycles>
    <meta:editing-duration>PT19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4" meta:image-count="0" meta:object-count="0" meta:page-count="12" meta:paragraph-count="309" meta:word-count="2349" meta:character-count="14198"/>
  </office:meta>
</office:document-meta>
</file>